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7c31" officeooo:paragraph-rsid="001b7c3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5a67" officeooo:paragraph-rsid="001d5a6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b1458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extend the possibility to adjourn repeat motions to a month (charter article 1.12).</text:span></text:p>
      <text:p text:style-name="P1"/>
      <text:p text:style-name="P1">And proceeds.</text:p>
      <text:p text:style-name="P1"/>
      <text:p text:style-name="P1">Signed by,</text:p>
      <text:p text:style-name="P5">lonewolf13249</text:p>
      <text:p text:style-name="P1"/>
      <text:p text:style-name="P1"/>
      <text:p text:style-name="P1"/>
      <text:p text:style-name="Standard"><text:span text:style-name="T1">[</text:span><text:span text:style-name="T2">Motion 41-16: To extend the possibility to adjourn repeat motions to a month (charter article 1.12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9:06:48.540658334</dc:date>
    <meta:editing-duration>PT2M35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59" meta:character-count="379" meta:non-whitespace-character-count="327"/>
  </office:meta>
</office:document-meta>
</file>